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238" calcext:value-type="float">
            <text:p>8.88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4836" calcext:value-type="float">
            <text:p>8.9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7808" calcext:value-type="float">
            <text:p>8.8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42976" calcext:value-type="float">
            <text:p>8.894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412153846154" calcext:value-type="float">
            <text:p>8.94412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015744" calcext:value-type="float">
            <text:p>8.910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09138461538" calcext:value-type="float">
            <text:p>8.820091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14191304348" calcext:value-type="float">
            <text:p>8.805141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417015384615" calcext:value-type="float">
            <text:p>8.86417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83564" calcext:value-type="float">
            <text:p>8.99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547365517241" calcext:value-type="float">
            <text:p>9.00547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3312" calcext:value-type="float">
            <text:p>9.02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214666666667" calcext:value-type="float">
            <text:p>9.1321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429767741935" calcext:value-type="float">
            <text:p>9.26429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979365517241" calcext:value-type="float">
            <text:p>9.27979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987261538462" calcext:value-type="float">
            <text:p>9.179872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79676" calcext:value-type="float">
            <text:p>9.08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716717241379" calcext:value-type="float">
            <text:p>9.20716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5064" calcext:value-type="float">
            <text:p>9.05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150114285714" calcext:value-type="float">
            <text:p>9.0715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68576" calcext:value-type="float">
            <text:p>9.09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935561290323" calcext:value-type="float">
            <text:p>9.1993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69868" calcext:value-type="float">
            <text:p>9.266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968516129032" calcext:value-type="float">
            <text:p>9.2796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17544" calcext:value-type="float">
            <text:p>9.26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78993548387" calcext:value-type="float">
            <text:p>9.2207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645806451613" calcext:value-type="float">
            <text:p>9.1464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41904" calcext:value-type="float">
            <text:p>9.19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816412903226" calcext:value-type="float">
            <text:p>9.2281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58312" calcext:value-type="float">
            <text:p>9.21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43535483871" calcext:value-type="float">
            <text:p>9.2474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84828571429" calcext:value-type="float">
            <text:p>9.29084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991638709678" calcext:value-type="float">
            <text:p>9.35991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9456" calcext:value-type="float">
            <text:p>9.5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3326" calcext:value-type="float">
            <text:p>9.59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705728" calcext:value-type="float">
            <text:p>9.587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51168" calcext:value-type="float">
            <text:p>9.5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207136" calcext:value-type="float">
            <text:p>9.532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1424" calcext:value-type="float">
            <text:p>9.4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3448" calcext:value-type="float">
            <text:p>9.5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892" calcext:value-type="float">
            <text:p>9.54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2272" calcext:value-type="float">
            <text:p>9.5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7" calcext:value-type="float">
            <text:p>9.5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262" calcext:value-type="float">
            <text:p>9.5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3128" calcext:value-type="float">
            <text:p>9.5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370451612903" calcext:value-type="float">
            <text:p>9.4837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8368" calcext:value-type="float">
            <text:p>9.5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54529032258" calcext:value-type="float">
            <text:p>9.5985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83" calcext:value-type="float">
            <text:p>9.561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015329032258" calcext:value-type="float">
            <text:p>9.510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204464516129" calcext:value-type="float">
            <text:p>9.4520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0272" calcext:value-type="float">
            <text:p>9.38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508696774194" calcext:value-type="float">
            <text:p>9.3850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80584" calcext:value-type="float">
            <text:p>9.40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07070967742" calcext:value-type="float">
            <text:p>9.4270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9849" calcext:value-type="float">
            <text:p>9.459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058709677419" calcext:value-type="float">
            <text:p>9.490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30624516129" calcext:value-type="float">
            <text:p>9.533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6072" calcext:value-type="float">
            <text:p>9.5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066219354839" calcext:value-type="float">
            <text:p>9.5506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8728" calcext:value-type="float">
            <text:p>9.49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853393548387" calcext:value-type="float">
            <text:p>9.4585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12438709677" calcext:value-type="float">
            <text:p>9.5001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24704" calcext:value-type="float">
            <text:p>9.4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067406451613" calcext:value-type="float">
            <text:p>9.3506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94428" calcext:value-type="float">
            <text:p>9.359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11070967742" calcext:value-type="float">
            <text:p>9.3661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576827586207" calcext:value-type="float">
            <text:p>9.36576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89961290323" calcext:value-type="float">
            <text:p>9.3608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772438709677" calcext:value-type="float">
            <text:p>9.3477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43704" calcext:value-type="float">
            <text:p>9.36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207948387097" calcext:value-type="float">
            <text:p>9.3620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96968" calcext:value-type="float">
            <text:p>9.35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16103225806" calcext:value-type="float">
            <text:p>9.3631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559019354839" calcext:value-type="float">
            <text:p>9.3555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7248" calcext:value-type="float">
            <text:p>9.32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307432258065" calcext:value-type="float">
            <text:p>9.3330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69232" calcext:value-type="float">
            <text:p>9.31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346761290323" calcext:value-type="float">
            <text:p>9.3334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820114285714" calcext:value-type="float">
            <text:p>9.3382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719225806452" calcext:value-type="float">
            <text:p>9.367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160516129032" calcext:value-type="float">
            <text:p>9.401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4576" calcext:value-type="float">
            <text:p>9.4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07083870968" calcext:value-type="float">
            <text:p>9.3420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61408" calcext:value-type="float">
            <text:p>9.35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790941935484" calcext:value-type="float">
            <text:p>9.3779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8516129032" calcext:value-type="float">
            <text:p>9.3939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3936" calcext:value-type="float">
            <text:p>9.44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35767741936" calcext:value-type="float">
            <text:p>9.3633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812929032258" calcext:value-type="float">
            <text:p>9.3181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33571428572" calcext:value-type="float">
            <text:p>9.32633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245548387097" calcext:value-type="float">
            <text:p>9.3224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16567741936" calcext:value-type="float">
            <text:p>9.3511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6316" calcext:value-type="float">
            <text:p>9.38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40451612903" calcext:value-type="float">
            <text:p>9.3694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27168" calcext:value-type="float">
            <text:p>9.3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68903225806" calcext:value-type="float">
            <text:p>9.3966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42180645161" calcext:value-type="float">
            <text:p>9.4094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87696" calcext:value-type="float">
            <text:p>9.40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332283870968" calcext:value-type="float">
            <text:p>9.4533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20488" calcext:value-type="float">
            <text:p>9.3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203896774194" calcext:value-type="float">
            <text:p>9.3820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503942857143" calcext:value-type="float">
            <text:p>9.4050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26967741936" calcext:value-type="float">
            <text:p>9.4212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360619354839" calcext:value-type="float">
            <text:p>9.4836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10528" calcext:value-type="float">
            <text:p>9.54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550890322581" calcext:value-type="float">
            <text:p>9.5655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2464" calcext:value-type="float">
            <text:p>9.5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100361290323" calcext:value-type="float">
            <text:p>9.4310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11987096774" calcext:value-type="float">
            <text:p>9.4271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0576" calcext:value-type="float">
            <text:p>9.42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939290322581" calcext:value-type="float">
            <text:p>9.3993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83048" calcext:value-type="float">
            <text:p>9.39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425987096774" calcext:value-type="float">
            <text:p>9.4042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443117241379" calcext:value-type="float">
            <text:p>9.41443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01574193549" calcext:value-type="float">
            <text:p>9.44201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713419354839" calcext:value-type="float">
            <text:p>9.5171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19544" calcext:value-type="float">
            <text:p>9.59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551458064516" calcext:value-type="float">
            <text:p>9.6355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33056" calcext:value-type="float">
            <text:p>9.63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09935483871" calcext:value-type="float">
            <text:p>9.6070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87329032258" calcext:value-type="float">
            <text:p>9.5558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5216" calcext:value-type="float">
            <text:p>9.4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109896774194" calcext:value-type="float">
            <text:p>9.4810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26736" calcext:value-type="float">
            <text:p>9.40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229341935484" calcext:value-type="float">
            <text:p>9.4022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931457142857" calcext:value-type="float">
            <text:p>9.42931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75664516129" calcext:value-type="float">
            <text:p>9.4337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72384516129" calcext:value-type="float">
            <text:p>9.4172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8132" calcext:value-type="float">
            <text:p>9.4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21096" calcext:value-type="float">
            <text:p>9.46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54192" calcext:value-type="float">
            <text:p>9.47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462696774194" calcext:value-type="float">
            <text:p>9.5146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30296774194" calcext:value-type="float">
            <text:p>9.5893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796" calcext:value-type="float">
            <text:p>9.54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620606451613" calcext:value-type="float">
            <text:p>9.4162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82032" calcext:value-type="float">
            <text:p>9.39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61961290323" calcext:value-type="float">
            <text:p>9.4066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096228571429" calcext:value-type="float">
            <text:p>9.4409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55070967742" calcext:value-type="float">
            <text:p>9.4575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40704" calcext:value-type="float">
            <text:p>9.50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50731034483" calcext:value-type="float">
            <text:p>9.53750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90968" calcext:value-type="float">
            <text:p>9.63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113931034483" calcext:value-type="float">
            <text:p>9.64113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33488" calcext:value-type="float">
            <text:p>9.62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62648" calcext:value-type="float">
            <text:p>9.5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7564137931" calcext:value-type="float">
            <text:p>9.5467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60509090909" calcext:value-type="float">
            <text:p>9.48260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55565" calcext:value-type="float">
            <text:p>9.4055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372" calcext:value-type="float">
            <text:p>9.32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48977777778" calcext:value-type="float">
            <text:p>9.35148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89856" calcext:value-type="float">
            <text:p>9.35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645780645161" calcext:value-type="float">
            <text:p>9.3164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20336" calcext:value-type="float">
            <text:p>9.36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10838709677" calcext:value-type="float">
            <text:p>9.3721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99992" calcext:value-type="float">
            <text:p>9.2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880890322581" calcext:value-type="float">
            <text:p>9.2988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657638709677" calcext:value-type="float">
            <text:p>9.3065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04232" calcext:value-type="float">
            <text:p>9.38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477470967742" calcext:value-type="float">
            <text:p>9.3447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4148" calcext:value-type="float">
            <text:p>9.262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68929032258" calcext:value-type="float">
            <text:p>9.2266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65020689655" calcext:value-type="float">
            <text:p>9.23565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18606451613" calcext:value-type="float">
            <text:p>9.2561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111380645161" calcext:value-type="float">
            <text:p>9.2311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8046" calcext:value-type="float">
            <text:p>9.25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97032258065" calcext:value-type="float">
            <text:p>9.2629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07944" calcext:value-type="float">
            <text:p>9.20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358348387097" calcext:value-type="float">
            <text:p>9.2035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921677419355" calcext:value-type="float">
            <text:p>9.2192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4232" calcext:value-type="float">
            <text:p>9.2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750477419355" calcext:value-type="float">
            <text:p>9.2375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6464" calcext:value-type="float">
            <text:p>9.15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93290322581" calcext:value-type="float">
            <text:p>9.1479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054628571429" calcext:value-type="float">
            <text:p>9.1605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33984516129" calcext:value-type="float">
            <text:p>9.1733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693927272727" calcext:value-type="float">
            <text:p>9.24693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54171428571" calcext:value-type="float">
            <text:p>9.3235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093745454546" calcext:value-type="float">
            <text:p>9.37093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8028" calcext:value-type="float">
            <text:p>9.36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72" calcext:value-type="float">
            <text:p>9.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772" calcext:value-type="float">
            <text:p>9.35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5328" calcext:value-type="float">
            <text:p>9.3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3296" calcext:value-type="float">
            <text:p>9.3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259" calcext:value-type="float">
            <text:p>9.29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34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12" meta:object-count="0"/>
    <meta:user-defined meta:name="AppVersion">3.0</meta:user-defined>
  </office:meta>
</office:document-meta>
</file>